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377d50" officeooo:paragraph-rsid="00377d50" fo:background-color="transparent" style:font-size-asian="14pt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7" style:family="paragraph" style:parent-style-name="Standard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9" style:family="paragraph" style:parent-style-name="Standard"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paragraph-rsid="0027d2a3" fo:background-color="transparen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language="ru" fo:country="RU" fo:font-weight="normal" style:font-size-asian="10pt" style:font-weight-asian="normal" style:font-name-complex="Times New Roman2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normal" officeooo:rsid="0041a199" officeooo:paragraph-rsid="0041a199" style:font-name-asian="Calibri1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normal" officeooo:rsid="0054a9a5" officeooo:paragraph-rsid="0054a9a5" style:font-name-asian="Calibri1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bold" officeooo:rsid="0041a199" officeooo:paragraph-rsid="0041a199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bold" officeooo:rsid="0054a9a5" officeooo:paragraph-rsid="0054a9a5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language="ru" fo:country="RU" fo:font-weight="bold" style:font-size-asian="10pt" style:font-weight-asian="bold" style:font-name-complex="Times New Roman2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paragraph-rsid="0027d2a3" fo:background-color="transparent" style:language-complex="ar" style:country-complex="SA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3df4fd" officeooo:paragraph-rsid="003df4fd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3c2e66" officeooo:paragraph-rsid="0045897b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officeooo:rsid="003a9584" officeooo:paragraph-rsid="003a9584" style:font-name-asian="Times New Roman2" style:font-size-asian="14pt" style:font-name-complex="Times New Roman2" style:font-size-complex="14pt" style:language-complex="ar" style:country-complex="SA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bold" officeooo:rsid="004204df" officeooo:paragraph-rsid="004204df" style:font-size-asian="14pt" style:font-weight-asian="bold" style:font-name-complex="Times New Roman2" style:font-size-complex="14pt" style:language-complex="ar" style:country-complex="SA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fo:language="ru" fo:country="RU" fo:font-weight="bold" officeooo:rsid="005102af" officeooo:paragraph-rsid="005102af" style:font-size-asian="14pt" style:font-weight-asian="bold" style:font-name-complex="Times New Roman2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2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language="ru" fo:country="RU" officeooo:paragraph-rsid="0027d2a3" fo:background-color="transparent" style:language-complex="ar" style:country-complex="SA"/>
    </style:style>
    <style:style style:name="P30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Liberation Serif"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fo:language="ru" fo:country="RU" officeooo:rsid="00615149" officeooo:paragraph-rsid="0065d2b3" style:font-size-asian="14pt" style:font-size-complex="14pt" style:language-complex="ar" style:country-complex="SA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33" style:family="paragraph" style:parent-style-name="Standard" style:list-style-name="L1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3c2e66" officeooo:paragraph-rsid="003c2e66" style:font-size-asian="14pt" style:font-weight-asian="normal" style:font-name-complex="Times New Roman2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normal" officeooo:rsid="0041a199" officeooo:paragraph-rsid="0041a199" style:font-name-asian="Calibri1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normal" officeooo:rsid="0054a9a5" officeooo:paragraph-rsid="0054a9a5" style:font-name-asian="Calibri1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normal" officeooo:rsid="00711534" officeooo:paragraph-rsid="00711534" style:font-name-asian="Calibri1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bold" officeooo:rsid="0041a199" officeooo:paragraph-rsid="0041a199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style:font-name="Ubuntu Mono" fo:font-size="10pt" fo:language="ru" fo:country="RU" fo:font-weight="bold" officeooo:rsid="00711534" officeooo:paragraph-rsid="00711534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P39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officeooo:rsid="004204df" officeooo:paragraph-rsid="004204df" style:font-size-asian="14pt" style:font-name-complex="Times New Roman2" style:font-size-complex="14pt" style:language-complex="ar" style:country-complex="SA"/>
    </style:style>
    <style:style style:name="P40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53fe7a" officeooo:paragraph-rsid="0053fe7a" style:font-size-asian="14pt" style:font-weight-asian="normal" style:font-name-complex="Times New Roman2" style:font-size-complex="14pt" style:language-complex="ar" style:country-complex="SA" style:font-weight-complex="normal"/>
    </style:style>
    <style:style style:name="P41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paragraph-rsid="0053fe7a" style:font-size-asian="14pt" style:font-weight-asian="normal" style:font-name-complex="Times New Roman2" style:font-size-complex="14pt" style:language-complex="ar" style:country-complex="SA"/>
    </style:style>
    <style:style style:name="P42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officeooo:rsid="004204df" officeooo:paragraph-rsid="004204df" style:font-size-asian="14pt" style:font-size-complex="14pt"/>
    </style:style>
    <style:style style:name="P43" style:family="paragraph" style:parent-style-name="List_20_Paragraph" style:list-style-name="WWNum1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377d50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5" style:family="text">
      <style:text-properties fo:color="#000000" style:font-name="Times New Roman" fo:font-size="14pt" officeooo:rsid="00390dd4" style:font-name-asian="Times New Roman2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officeooo:rsid="0027d2a3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officeooo:rsid="00377d50" style:font-name-asian="Times New Roman2" style:font-size-asian="14pt" style:font-name-complex="Times New Roman2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ebf91" style:font-weight-asian="bold" style:font-weight-complex="bold"/>
    </style:style>
    <style:style style:name="T10" style:family="text">
      <style:text-properties fo:font-weight="bold" officeooo:rsid="0045897b" style:font-weight-asian="bold" style:font-weight-complex="bold"/>
    </style:style>
    <style:style style:name="T11" style:family="text">
      <style:text-properties fo:font-weight="bold" officeooo:rsid="0048de32" style:font-weight-asian="bold" style:font-weight-complex="bold"/>
    </style:style>
    <style:style style:name="T12" style:family="text">
      <style:text-properties fo:font-weight="bold" officeooo:rsid="004bb1f2" style:font-weight-asian="bold" style:font-weight-complex="bold"/>
    </style:style>
    <style:style style:name="T13" style:family="text">
      <style:text-properties fo:font-weight="bold" officeooo:rsid="004c4bdb" style:font-weight-asian="bold" style:font-weight-complex="bold"/>
    </style:style>
    <style:style style:name="T14" style:family="text">
      <style:text-properties fo:font-weight="bold" officeooo:rsid="0053fe7a" style:font-weight-asian="bold" style:font-weight-complex="bold"/>
    </style:style>
    <style:style style:name="T15" style:family="text">
      <style:text-properties fo:font-weight="bold" officeooo:rsid="005102af" style:font-weight-asian="bold" style:font-weight-complex="bold"/>
    </style:style>
    <style:style style:name="T16" style:family="text">
      <style:text-properties fo:font-weight="bold" officeooo:rsid="0052a36e" style:font-weight-asian="bold" style:font-weight-complex="bold"/>
    </style:style>
    <style:style style:name="T17" style:family="text">
      <style:text-properties officeooo:rsid="003b7ba7"/>
    </style:style>
    <style:style style:name="T18" style:family="text">
      <style:text-properties officeooo:rsid="0045897b"/>
    </style:style>
    <style:style style:name="T19" style:family="text">
      <style:text-properties officeooo:rsid="0048b145"/>
    </style:style>
    <style:style style:name="T20" style:family="text">
      <style:text-properties officeooo:rsid="004bac48"/>
    </style:style>
    <style:style style:name="T21" style:family="text">
      <style:text-properties officeooo:rsid="004d617b"/>
    </style:style>
    <style:style style:name="T22" style:family="text">
      <style:text-properties officeooo:rsid="004d6e28"/>
    </style:style>
    <style:style style:name="T23" style:family="text">
      <style:text-properties fo:font-style="italic" style:text-underline-style="none" fo:font-weight="bold" officeooo:rsid="0053fe7a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58cb27"/>
    </style:style>
    <style:style style:name="T26" style:family="text">
      <style:text-properties officeooo:rsid="005e1a6f"/>
    </style:style>
    <style:style style:name="T27" style:family="text">
      <style:text-properties officeooo:rsid="005f70d6"/>
    </style:style>
    <style:style style:name="T28" style:family="text">
      <style:text-properties officeooo:rsid="00629142"/>
    </style:style>
    <style:style style:name="T29" style:family="text">
      <style:text-properties officeooo:rsid="0063ff16"/>
    </style:style>
    <style:style style:name="T30" style:family="text">
      <style:text-properties officeooo:rsid="00652ced"/>
    </style:style>
    <style:style style:name="T31" style:family="text">
      <style:text-properties officeooo:rsid="0067ac43"/>
    </style:style>
    <style:style style:name="T32" style:family="text">
      <style:text-properties officeooo:rsid="0053fe7a" style:font-weight-complex="normal"/>
    </style:style>
    <style:style style:name="T33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Авиационный Институт</text:p>
      <text:p text:style-name="P2">(Национальный Исследовательский Университет)</text:p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8"/>
      <text:p text:style-name="P8"/>
      <text:p text:style-name="P10"><text:span text:style-name="T1">Лабораторная работ №</text:span><text:span text:style-name="T2">5 </text:span><text:span text:style-name="T1">по курсу</text:span><text:span text:style-name="T3"> </text:span></text:p>
      <text:p text:style-name="P3">«Операционные системы»</text:p>
      <text:p text:style-name="P3"/>
      <text:p text:style-name="P4">Динамические библиотеки</text:p>
      <text:p text:style-name="P9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28"/>
      <text:p text:style-name="P28"/>
      <text:p text:style-name="P28"/>
      <text:p text:style-name="P28"/>
      <text:p text:style-name="P28"/>
      <text:p text:style-name="P20"><text:span text:style-name="T4">Студент: </text:span><text:span text:style-name="T6">Черемисинов Максим Леонидович</text:span></text:p>
      <text:p text:style-name="P29"><text:span text:style-name="T4">Группа: М8</text:span><text:span text:style-name="T5">О-</text:span><text:span text:style-name="T4">20</text:span><text:span text:style-name="T6">1</text:span><text:span text:style-name="T4">Б-</text:span><text:span text:style-name="T5">1</text:span><text:span text:style-name="T4">8</text:span></text:p>
      <text:p text:style-name="P29"><text:span text:style-name="T4">Вариант: </text:span><text:span text:style-name="T7">2-2</text:span></text:p>
      <text:p text:style-name="P18">Преподаватель: Соколов Андрей Алексеевич</text:p>
      <text:p text:style-name="P18">Оценка: ___________</text:p>
      <text:p text:style-name="P18">Дата: ___________</text:p>
      <text:p text:style-name="P18">Подпись: ___________</text:p>
      <text:p text:style-name="P19"/>
      <text:p text:style-name="P19"/>
      <text:p text:style-name="P19">Москва, 2019</text:p>
      <text:p text:style-name="P5"><text:soft-page-break/>Содержание</text:p>
      <text:list xml:id="list2680313636" text:style-name="WWNum1">
        <text:list-item>
          <text:p text:style-name="P43">Постановка задачи</text:p>
        </text:list-item>
        <text:list-item>
          <text:p text:style-name="P43">Общие сведения о программе</text:p>
        </text:list-item>
        <text:list-item>
          <text:p text:style-name="P43">Общий метод и алгоритм решения</text:p>
        </text:list-item>
        <text:list-item>
          <text:p text:style-name="P43">Основные файлы программы</text:p>
        </text:list-item>
        <text:list-item>
          <text:p text:style-name="P43">Демонстрация работы программы</text:p>
        </text:list-item>
        <text:list-item>
          <text:p text:style-name="P43">Вывод<text:span text:style-name="T27">ы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становка задачи</text:p>
      <text:p text:style-name="P25">Написать динамическую библиотеку, которая позволяет работать с очередью, хранящей числа типа «double». <text:span text:style-name="T17">Использовать библиотеку двумя способами: на этапе линковки и во время работы программы при помощи системных вызовов.</text:span></text:p>
      <text:p text:style-name="P30"/>
      <text:p text:style-name="P21">Общие сведения о программе</text:p>
      <text:p text:style-name="P23">Программа состоит из файлов <text:span text:style-name="T8">main</text:span><text:span text:style-name="T10">1</text:span><text:span text:style-name="T8">.c, main</text:span><text:span text:style-name="T10">2</text:span><text:span text:style-name="T8">.c, stack.h, stack.c, ui.h, ui.c</text:span><text:span text:style-name="T11">.</text:span></text:p>
      <text:list xml:id="list3635471758" text:style-name="L1">
        <text:list-item>
          <text:p text:style-name="P33">main — основная работа, взаимодействие между пользователем и очередью. <text:span text:style-name="T18">В первом случае библиотека подключается на этапе компиляции, во втором — при помощи системных вызовов.</text:span></text:p>
        </text:list-item>
        <text:list-item>
          <text:p text:style-name="P33">stack— реализация стека</text:p>
        </text:list-item>
        <text:list-item>
          <text:p text:style-name="P33">ui — пользовательский интерфейс</text:p>
        </text:list-item>
      </text:list>
      <text:p text:style-name="P22"><text:span text:style-name="T20">Программа собирается с помощью </text:span><text:span text:style-name="T9">m</text:span><text:span text:style-name="T8">ake</text:span>.</text:p>
      <text:p text:style-name="P22"/>
      <text:p text:style-name="P21">Общий метод и алгоритм решения</text:p>
      <text:p text:style-name="P26">Линковка</text:p>
      <text:list xml:id="list1326613675" text:style-name="L2">
        <text:list-item>
          <text:p text:style-name="P39">Файлы <text:span text:style-name="T8">stack.c</text:span> и <text:span text:style-name="T8">ui.c</text:span> компилируются с ключом -fPIC в объектные файлы.</text:p>
        </text:list-item>
        <text:list-item>
          <text:p text:style-name="P42">Из объектных файлов собирается динамическая библиотека <text:span text:style-name="T8">libtest.so</text:span>.</text:p>
        </text:list-item>
        <text:list-item>
          <text:p text:style-name="P42"><text:span text:style-name="T14">m</text:span><text:span text:style-name="T8">ain</text:span><text:span text:style-name="T14">1.c</text:span> компилируется и линкуется с динамической библиотекой.</text:p>
        </text:list-item>
      </text:list>
      <text:p text:style-name="P27">Системные вызовы</text:p>
      <text:list xml:id="list121900600" text:style-name="L3">
        <text:list-item>
          <text:p text:style-name="P40">В <text:span text:style-name="T8">main.c</text:span> подключаются <text:span text:style-name="T8">stack.h</text:span> и <text:span text:style-name="T8">ui.h</text:span>.</text:p>
        </text:list-item>
        <text:list-item>
          <text:p text:style-name="P40">Динамическая библиотека загружается при помощи <text:span text:style-name="T24">dlopen</text:span>.</text:p>
        </text:list-item>
        <text:list-item>
          <text:p text:style-name="P41"><text:span text:style-name="T32">Функции из динамической библиотеки подгружаются при помощи </text:span><text:span text:style-name="T23">dlsym</text:span><text:span text:style-name="T32">.</text:span></text:p>
        </text:list-item>
      </text:list>
      <text:p text:style-name="P24">Файлы программы</text:p>
      <text:p text:style-name="P38">stack.h</text:p>
      <text:p text:style-name="P36">#ifndef _STACK_H_</text:p>
      <text:p text:style-name="P36">#define _STACK_H_</text:p>
      <text:p text:style-name="P36"/>
      <text:p text:style-name="P36">#include &lt;stdio.h&gt;</text:p>
      <text:p text:style-name="P36">#include &lt;stdlib.h&gt;</text:p>
      <text:p text:style-name="P36">#include &lt;stdbool.h&gt;</text:p>
      <text:p text:style-name="P36"/>
      <text:p text:style-name="P36">typedef struct stack stack;</text:p>
      <text:p text:style-name="P36">typedef struct node node;</text:p>
      <text:p text:style-name="P36"/>
      <text:p text:style-name="P36">typedef double data_type;</text:p>
      <text:p text:style-name="P36"/>
      <text:p text:style-name="P36"><text:soft-page-break/>struct node{</text:p>
      <text:p text:style-name="P36"><text:tab/>node *next;</text:p>
      <text:p text:style-name="P36"><text:tab/>data_type data;</text:p>
      <text:p text:style-name="P36">};</text:p>
      <text:p text:style-name="P36"/>
      <text:p text:style-name="P36">struct stack{</text:p>
      <text:p text:style-name="P36"><text:tab/>node *root;</text:p>
      <text:p text:style-name="P36"><text:tab/>size_t size;</text:p>
      <text:p text:style-name="P36">};</text:p>
      <text:p text:style-name="P36"/>
      <text:p text:style-name="P36">stack *create_stack();</text:p>
      <text:p text:style-name="P36">void destroy_stack(stack **s);</text:p>
      <text:p text:style-name="P36"/>
      <text:p text:style-name="P36">bool is_empty(const stack *s);</text:p>
      <text:p text:style-name="P36">int size(const stack *s);</text:p>
      <text:p text:style-name="P36"/>
      <text:p text:style-name="P36">void push(stack *s, const data_type value);</text:p>
      <text:p text:style-name="P36">void pop(stack *s);</text:p>
      <text:p text:style-name="P36"/>
      <text:p text:style-name="P36">data_type top(const stack *s);</text:p>
      <text:p text:style-name="P36"/>
      <text:p text:style-name="P36">void print(const stack *s);</text:p>
      <text:p text:style-name="P36"/>
      <text:p text:style-name="P36">#endif</text:p>
      <text:p text:style-name="P36"/>
      <text:p text:style-name="P38">ui.h</text:p>
      <text:p text:style-name="P36">#ifndef _UI_H_</text:p>
      <text:p text:style-name="P36">#define _UI_H_</text:p>
      <text:p text:style-name="P36"/>
      <text:p text:style-name="P36">#include &lt;stdbool.h&gt;</text:p>
      <text:p text:style-name="P36">#include &lt;stdio.h&gt;</text:p>
      <text:p text:style-name="P36">#include &lt;string.h&gt;</text:p>
      <text:p text:style-name="P36"/>
      <text:p text:style-name="P36">#define WRONG_COMMAND -1</text:p>
      <text:p text:style-name="P36">#define COMMAND_EXIT 0</text:p>
      <text:p text:style-name="P36">#define COMMAND_PUSH 1</text:p>
      <text:p text:style-name="P36">#define COMMAND_POP 2</text:p>
      <text:p text:style-name="P36">#define COMMAND_TOP 3</text:p>
      <text:p text:style-name="P36">#define COMMAND_EMPTY 4</text:p>
      <text:p text:style-name="P36">#define COMMAND_SIZE 5</text:p>
      <text:p text:style-name="P36">#define COMMAND_PRINT 6</text:p>
      <text:p text:style-name="P36"/>
      <text:p text:style-name="P36">void print_commands();</text:p>
      <text:p text:style-name="P36">void scan_command(char *buf, int size);</text:p>
      <text:p text:style-name="P36">bool find_substring(char *where, const char *what);</text:p>
      <text:p text:style-name="P36">int check_command(char *a);</text:p>
      <text:p text:style-name="P36"/>
      <text:p text:style-name="P36">#endif</text:p>
      <text:p text:style-name="P15"/>
      <text:p text:style-name="P15">main<text:span text:style-name="T19">1</text:span>.c</text:p>
      <text:p text:style-name="P13">#include &lt;stdio.h&gt;</text:p>
      <text:p text:style-name="P13">#include &lt;stdbool.h&gt;</text:p>
      <text:p text:style-name="P13">#include "../library/stack.h"</text:p>
      <text:p text:style-name="P13">#include "../library/ui.h"</text:p>
      <text:p text:style-name="P13"/>
      <text:p text:style-name="P13">int main(){</text:p>
      <text:p text:style-name="P13"><text:tab/>stack *s = create_stack();</text:p>
      <text:p text:style-name="P13"><text:tab/>if(s == NULL){</text:p>
      <text:p text:style-name="P13"><text:tab/><text:tab/>printf("Error: can not create stack\n");</text:p>
      <text:p text:style-name="P13"><text:tab/><text:tab/>return 1;</text:p>
      <text:p text:style-name="P13"><text:tab/>}</text:p>
      <text:p text:style-name="P13"/>
      <text:p text:style-name="P13"><text:tab/>const int max_command_length = 100;</text:p>
      <text:p text:style-name="P13"><text:tab/>char command[max_command_length];</text:p>
      <text:p text:style-name="P13"><text:tab/></text:p>
      <text:p text:style-name="P13"><text:tab/>print_commands();</text:p>
      <text:p text:style-name="P13"><text:tab/></text:p>
      <text:p text:style-name="P13"><text:soft-page-break/><text:tab/>bool k = true;</text:p>
      <text:p text:style-name="P13"><text:tab/>while(k){</text:p>
      <text:p text:style-name="P13"><text:tab/><text:tab/>printf("&gt; ");</text:p>
      <text:p text:style-name="P13"><text:tab/><text:tab/>scan_command(command, max_command_length);</text:p>
      <text:p text:style-name="P13"><text:tab/><text:tab/>int answer = check_command(command);</text:p>
      <text:p text:style-name="P13"><text:tab/><text:tab/>switch(answer){</text:p>
      <text:p text:style-name="P13"><text:tab/><text:tab/><text:tab/>case WRONG_COMMAND:</text:p>
      <text:p text:style-name="P13"><text:tab/><text:tab/><text:tab/><text:tab/>printf("Error: incorrect command\n");</text:p>
      <text:p text:style-name="P13"><text:tab/><text:tab/><text:tab/><text:tab/>break;</text:p>
      <text:p text:style-name="P13"><text:tab/><text:tab/><text:tab/>case COMMAND_EXIT:</text:p>
      <text:p text:style-name="P13"><text:tab/><text:tab/><text:tab/><text:tab/>k = false;</text:p>
      <text:p text:style-name="P13"><text:tab/><text:tab/><text:tab/><text:tab/>break;</text:p>
      <text:p text:style-name="P13"><text:tab/><text:tab/><text:tab/>case COMMAND_PUSH:{</text:p>
      <text:p text:style-name="P13"><text:tab/><text:tab/><text:tab/><text:tab/>double x;</text:p>
      <text:p text:style-name="P13"><text:tab/><text:tab/><text:tab/><text:tab/>scanf("%lf", &amp;x);</text:p>
      <text:p text:style-name="P13"><text:tab/><text:tab/><text:tab/><text:tab/>getchar();</text:p>
      <text:p text:style-name="P13"><text:tab/><text:tab/><text:tab/><text:tab/>push(s, x);</text:p>
      <text:p text:style-name="P13"><text:tab/><text:tab/><text:tab/><text:tab/>break;</text:p>
      <text:p text:style-name="P13"><text:tab/><text:tab/><text:tab/>}</text:p>
      <text:p text:style-name="P13"><text:tab/><text:tab/><text:tab/>case COMMAND_POP:</text:p>
      <text:p text:style-name="P13"><text:tab/><text:tab/><text:tab/><text:tab/>pop(s);</text:p>
      <text:p text:style-name="P13"><text:tab/><text:tab/><text:tab/><text:tab/>break;</text:p>
      <text:p text:style-name="P13"><text:tab/><text:tab/><text:tab/>case COMMAND_TOP:</text:p>
      <text:p text:style-name="P13"><text:tab/><text:tab/><text:tab/><text:tab/>if(is_empty(s)){</text:p>
      <text:p text:style-name="P13"><text:tab/><text:tab/><text:tab/><text:tab/><text:tab/>printf("&lt;stack is empty&gt;\n");</text:p>
      <text:p text:style-name="P13"><text:tab/><text:tab/><text:tab/><text:tab/>}else{</text:p>
      <text:p text:style-name="P13"><text:tab/><text:tab/><text:tab/><text:tab/><text:tab/>printf("%lf\n", top(s));</text:p>
      <text:p text:style-name="P13"><text:tab/><text:tab/><text:tab/><text:tab/>}</text:p>
      <text:p text:style-name="P13"><text:tab/><text:tab/><text:tab/><text:tab/>break;</text:p>
      <text:p text:style-name="P13"><text:tab/><text:tab/><text:tab/>case COMMAND_EMPTY:</text:p>
      <text:p text:style-name="P13"><text:tab/><text:tab/><text:tab/><text:tab/>if(is_empty(s)){</text:p>
      <text:p text:style-name="P13"><text:tab/><text:tab/><text:tab/><text:tab/><text:tab/>printf("true\n");</text:p>
      <text:p text:style-name="P13"><text:tab/><text:tab/><text:tab/><text:tab/>}else{</text:p>
      <text:p text:style-name="P13"><text:tab/><text:tab/><text:tab/><text:tab/><text:tab/>printf("false\n");</text:p>
      <text:p text:style-name="P13"><text:tab/><text:tab/><text:tab/><text:tab/>}</text:p>
      <text:p text:style-name="P13"><text:tab/><text:tab/><text:tab/><text:tab/>break;</text:p>
      <text:p text:style-name="P13"><text:tab/><text:tab/><text:tab/>case COMMAND_SIZE:</text:p>
      <text:p text:style-name="P13"><text:tab/><text:tab/><text:tab/><text:tab/>printf("%d\n", size(s));</text:p>
      <text:p text:style-name="P13"><text:tab/><text:tab/><text:tab/><text:tab/>break;</text:p>
      <text:p text:style-name="P13"><text:tab/><text:tab/><text:tab/>case COMMAND_PRINT:</text:p>
      <text:p text:style-name="P13"><text:tab/><text:tab/><text:tab/><text:tab/>print(s);</text:p>
      <text:p text:style-name="P13"><text:tab/><text:tab/><text:tab/><text:tab/>break;</text:p>
      <text:p text:style-name="P13"><text:tab/><text:tab/><text:tab/>default:</text:p>
      <text:p text:style-name="P13"><text:tab/><text:tab/><text:tab/><text:tab/>break;</text:p>
      <text:p text:style-name="P13"><text:tab/><text:tab/>}</text:p>
      <text:p text:style-name="P13"/>
      <text:p text:style-name="P13"><text:tab/>}</text:p>
      <text:p text:style-name="P13"><text:tab/>destroy_stack(&amp;s);</text:p>
      <text:p text:style-name="P13">}</text:p>
      <text:p text:style-name="P13"/>
      <text:p text:style-name="P13"/>
      <text:p text:style-name="P15">stack.c</text:p>
      <text:p text:style-name="P13">#include "../stack.h"</text:p>
      <text:p text:style-name="P13"/>
      <text:p text:style-name="P13">stack *create_stack(){</text:p>
      <text:p text:style-name="P13"><text:tab/>stack *result = malloc(sizeof(stack));</text:p>
      <text:p text:style-name="P13"><text:tab/>if(result != NULL){</text:p>
      <text:p text:style-name="P13"><text:tab/><text:tab/>result-&gt;root = NULL;</text:p>
      <text:p text:style-name="P13"><text:tab/><text:tab/>result-&gt;size = 0;</text:p>
      <text:p text:style-name="P13"><text:tab/>}</text:p>
      <text:p text:style-name="P13"><text:tab/>return result;</text:p>
      <text:p text:style-name="P13">}</text:p>
      <text:p text:style-name="P13"/>
      <text:p text:style-name="P13">void destroy_stack(stack **s){</text:p>
      <text:p text:style-name="P13"><text:tab/>if(s == NULL){</text:p>
      <text:p text:style-name="P13"><text:tab/><text:tab/>return;</text:p>
      <text:p text:style-name="P13"><text:tab/>}</text:p>
      <text:p text:style-name="P13"><text:soft-page-break/><text:tab/>if(*s == NULL){</text:p>
      <text:p text:style-name="P13"><text:tab/><text:tab/>return;</text:p>
      <text:p text:style-name="P13"><text:tab/>}</text:p>
      <text:p text:style-name="P13"><text:tab/>while(!is_empty(*s)){</text:p>
      <text:p text:style-name="P13"><text:tab/><text:tab/>pop(*s);</text:p>
      <text:p text:style-name="P13"><text:tab/>}</text:p>
      <text:p text:style-name="P13"><text:tab/>free(*s);</text:p>
      <text:p text:style-name="P13"><text:tab/>*s = NULL;</text:p>
      <text:p text:style-name="P13">}</text:p>
      <text:p text:style-name="P13"/>
      <text:p text:style-name="P13">bool is_empty(const stack *s){</text:p>
      <text:p text:style-name="P13"><text:tab/>return s-&gt;size == 0;</text:p>
      <text:p text:style-name="P13">}</text:p>
      <text:p text:style-name="P13"/>
      <text:p text:style-name="P13">int size(const stack *s){</text:p>
      <text:p text:style-name="P13"><text:tab/>return s-&gt;size;</text:p>
      <text:p text:style-name="P13">}</text:p>
      <text:p text:style-name="P13"/>
      <text:p text:style-name="P13">void push(stack *s, const data_type value){</text:p>
      <text:p text:style-name="P13"><text:tab/>node *to_push = malloc(sizeof(node));</text:p>
      <text:p text:style-name="P13"><text:tab/>if(to_push == NULL){</text:p>
      <text:p text:style-name="P13"><text:tab/><text:tab/>printf("Error: can not create node\n");</text:p>
      <text:p text:style-name="P13"><text:tab/><text:tab/>return;</text:p>
      <text:p text:style-name="P13"><text:tab/>}</text:p>
      <text:p text:style-name="P13"><text:tab/>to_push-&gt;data = value;</text:p>
      <text:p text:style-name="P13"><text:tab/>to_push-&gt;next = s-&gt;root;</text:p>
      <text:p text:style-name="P13"><text:tab/>s-&gt;root = to_push;</text:p>
      <text:p text:style-name="P13"><text:tab/>s-&gt;size++;</text:p>
      <text:p text:style-name="P13">}</text:p>
      <text:p text:style-name="P13"/>
      <text:p text:style-name="P13">void pop(stack *s){</text:p>
      <text:p text:style-name="P13"><text:tab/>if(is_empty(s)){</text:p>
      <text:p text:style-name="P13"><text:tab/><text:tab/>return;</text:p>
      <text:p text:style-name="P13"><text:tab/>}else{</text:p>
      <text:p text:style-name="P13"><text:tab/><text:tab/>node *temp = s-&gt;root-&gt;next;</text:p>
      <text:p text:style-name="P13"><text:tab/><text:tab/>s-&gt;root-&gt;next = NULL;</text:p>
      <text:p text:style-name="P13"><text:tab/><text:tab/>free(s-&gt;root);</text:p>
      <text:p text:style-name="P13"><text:tab/><text:tab/>s-&gt;root = temp;</text:p>
      <text:p text:style-name="P13"><text:tab/><text:tab/>s-&gt;size--;</text:p>
      <text:p text:style-name="P13"><text:tab/>}</text:p>
      <text:p text:style-name="P13">}</text:p>
      <text:p text:style-name="P13"/>
      <text:p text:style-name="P13">data_type top(const stack *s){</text:p>
      <text:p text:style-name="P13"><text:tab/>if(is_empty(s)){</text:p>
      <text:p text:style-name="P13"><text:tab/><text:tab/>return 0;</text:p>
      <text:p text:style-name="P13"><text:tab/>}else{</text:p>
      <text:p text:style-name="P13"><text:tab/><text:tab/>return s-&gt;root-&gt;data;</text:p>
      <text:p text:style-name="P13"><text:tab/>}</text:p>
      <text:p text:style-name="P13">}</text:p>
      <text:p text:style-name="P13"/>
      <text:p text:style-name="P13">void print(const stack *s){</text:p>
      <text:p text:style-name="P13"><text:tab/>if(is_empty(s)){</text:p>
      <text:p text:style-name="P13"><text:tab/><text:tab/>printf("&lt;stack is empty&gt;\n");</text:p>
      <text:p text:style-name="P13"><text:tab/><text:tab/>return;</text:p>
      <text:p text:style-name="P13"><text:tab/>}</text:p>
      <text:p text:style-name="P13"><text:tab/>printf("stack: ");</text:p>
      <text:p text:style-name="P13"><text:tab/>node *temp = s-&gt;root;</text:p>
      <text:p text:style-name="P13"><text:tab/>while(temp != NULL){</text:p>
      <text:p text:style-name="P13"><text:tab/><text:tab/>if(temp-&gt;next == NULL){</text:p>
      <text:p text:style-name="P13"><text:tab/><text:tab/><text:tab/>printf("%.3lf", temp-&gt;data);</text:p>
      <text:p text:style-name="P13"><text:tab/><text:tab/>}else{</text:p>
      <text:p text:style-name="P13"><text:tab/><text:tab/><text:tab/>printf("%.3lf, ", temp-&gt;data);</text:p>
      <text:p text:style-name="P13"><text:tab/><text:tab/>}</text:p>
      <text:p text:style-name="P13"><text:tab/><text:tab/>temp = temp-&gt;next;</text:p>
      <text:p text:style-name="P13"><text:tab/>}</text:p>
      <text:p text:style-name="P13"><text:tab/>printf("\n");</text:p>
      <text:p text:style-name="P13">}</text:p>
      <text:p text:style-name="P13"><text:soft-page-break/></text:p>
      <text:p text:style-name="P13"/>
      <text:p text:style-name="P15">ui.c</text:p>
      <text:p text:style-name="P13">#include "../ui.h"</text:p>
      <text:p text:style-name="P13"/>
      <text:p text:style-name="P13">void print_commands(){</text:p>
      <text:p text:style-name="P13"><text:tab/>printf("1. exit\n");</text:p>
      <text:p text:style-name="P13"><text:tab/>printf("2. push\n");</text:p>
      <text:p text:style-name="P13"><text:tab/>printf("3. pop\n");</text:p>
      <text:p text:style-name="P13"><text:tab/>printf("4. top\n");</text:p>
      <text:p text:style-name="P13"><text:tab/>printf("5. empty\n");</text:p>
      <text:p text:style-name="P13"><text:tab/>printf("6. size\n");</text:p>
      <text:p text:style-name="P13"><text:tab/>printf("7. print\n");</text:p>
      <text:p text:style-name="P13">}</text:p>
      <text:p text:style-name="P13"/>
      <text:p text:style-name="P13">void scan_command(char *buf, const int size){</text:p>
      <text:p text:style-name="P13"><text:tab/>int i = 0;</text:p>
      <text:p text:style-name="P13"><text:tab/>int c;</text:p>
      <text:p text:style-name="P13"><text:tab/>while(i &lt; size-1){</text:p>
      <text:p text:style-name="P13"><text:tab/><text:tab/>c = getchar();</text:p>
      <text:p text:style-name="P13"><text:tab/><text:tab/>if(c == '\n' || c == '\t' || c == ' ' || c == EOF){</text:p>
      <text:p text:style-name="P13"><text:tab/><text:tab/><text:tab/>break;</text:p>
      <text:p text:style-name="P13"><text:tab/><text:tab/>}</text:p>
      <text:p text:style-name="P13"><text:tab/><text:tab/>buf[i++] = c;</text:p>
      <text:p text:style-name="P13"><text:tab/>}</text:p>
      <text:p text:style-name="P13"><text:tab/>buf[i] = '\0';</text:p>
      <text:p text:style-name="P13">}</text:p>
      <text:p text:style-name="P13"/>
      <text:p text:style-name="P13">bool find_substring(char *where, const char *what){</text:p>
      <text:p text:style-name="P13"><text:tab/>const int whereSize = strlen(where);</text:p>
      <text:p text:style-name="P13"><text:tab/>const int whatSize = strlen(what);</text:p>
      <text:p text:style-name="P13"><text:tab/></text:p>
      <text:p text:style-name="P13"><text:tab/>if(whereSize &lt; whatSize){</text:p>
      <text:p text:style-name="P13"><text:tab/><text:tab/>return false;</text:p>
      <text:p text:style-name="P13"><text:tab/>}else if(whereSize == whatSize){</text:p>
      <text:p text:style-name="P13"><text:tab/><text:tab/>for(int i = 0; i &lt; whereSize; i++){</text:p>
      <text:p text:style-name="P13"><text:tab/><text:tab/><text:tab/>if(what[i] != where[i]){</text:p>
      <text:p text:style-name="P13"><text:tab/><text:tab/><text:tab/><text:tab/>return false;</text:p>
      <text:p text:style-name="P13"><text:tab/><text:tab/><text:tab/>}</text:p>
      <text:p text:style-name="P13"><text:tab/><text:tab/>}</text:p>
      <text:p text:style-name="P13"><text:tab/><text:tab/>return true;</text:p>
      <text:p text:style-name="P13"><text:tab/>}else{</text:p>
      <text:p text:style-name="P13"><text:tab/><text:tab/>for(int i = 0; i &lt;= whatSize; i++){</text:p>
      <text:p text:style-name="P13"><text:tab/><text:tab/><text:tab/>if(what[i] == '\0' &amp;&amp; (where[i] == ' ' || where[i] == '\t')){</text:p>
      <text:p text:style-name="P13"><text:tab/><text:tab/><text:tab/><text:tab/>return true;</text:p>
      <text:p text:style-name="P13"><text:tab/><text:tab/><text:tab/>}</text:p>
      <text:p text:style-name="P13"/>
      <text:p text:style-name="P13"><text:tab/><text:tab/><text:tab/>if(what[i] != where[i]){</text:p>
      <text:p text:style-name="P13"><text:tab/><text:tab/><text:tab/><text:tab/>return false;</text:p>
      <text:p text:style-name="P13"><text:tab/><text:tab/><text:tab/>}</text:p>
      <text:p text:style-name="P13"><text:tab/><text:tab/>}</text:p>
      <text:p text:style-name="P13"><text:tab/><text:tab/>return true;</text:p>
      <text:p text:style-name="P13"><text:tab/>}</text:p>
      <text:p text:style-name="P13">}</text:p>
      <text:p text:style-name="P13"/>
      <text:p text:style-name="P13">int check_command(char *a){</text:p>
      <text:p text:style-name="P13"><text:tab/>char *commands[] = {"exit", "push", "pop", "top", "empty", "size", "print"};</text:p>
      <text:p text:style-name="P13"><text:tab/>for(int i = 0; i &lt; 7; i++){</text:p>
      <text:p text:style-name="P13"><text:tab/><text:tab/>if(find_substring(a, commands[i]) == true){</text:p>
      <text:p text:style-name="P13"><text:tab/><text:tab/><text:tab/>return i;</text:p>
      <text:p text:style-name="P13"><text:tab/><text:tab/>}</text:p>
      <text:p text:style-name="P13"><text:tab/>}</text:p>
      <text:p text:style-name="P13"><text:tab/>return -1;</text:p>
      <text:p text:style-name="P13">}</text:p>
      <text:p text:style-name="P13"/>
      <text:p text:style-name="P16">main2.c</text:p>
      <text:p text:style-name="P14">#include &lt;stdio.h&gt;</text:p>
      <text:p text:style-name="P14"><text:soft-page-break/>#include &lt;stdbool.h&gt;</text:p>
      <text:p text:style-name="P14">#include &lt;dlfcn.h&gt;</text:p>
      <text:p text:style-name="P14"/>
      <text:p text:style-name="P14">#include "../library/stack.h"</text:p>
      <text:p text:style-name="P14">#include "../library/ui.h"</text:p>
      <text:p text:style-name="P14"/>
      <text:p text:style-name="P14">int main(){</text:p>
      <text:p text:style-name="P14"><text:tab/>void *library_handler = dlopen("../library/libtest.so", RTLD_LAZY);</text:p>
      <text:p text:style-name="P14"><text:tab/>if(library_handler == NULL){</text:p>
      <text:p text:style-name="P14"><text:tab/><text:tab/>printf("error: can not open dinamic library. errno: %s\n", dlerror());</text:p>
      <text:p text:style-name="P14"><text:tab/><text:tab/>return 1;</text:p>
      <text:p text:style-name="P14"><text:tab/>}</text:p>
      <text:p text:style-name="P14"/>
      <text:p text:style-name="P14"><text:tab/>stack *(*create_stack)() = dlsym(library_handler, "create_stack");</text:p>
      <text:p text:style-name="P14"><text:tab/>void (*destroy_stack)(stack **) = dlsym(library_handler, "destroy_stack");</text:p>
      <text:p text:style-name="P14"><text:tab/>bool (*is_empty)(const stack *) = dlsym(library_handler, "is_empty");</text:p>
      <text:p text:style-name="P14"><text:tab/>int (*size)(const stack *) = dlsym(library_handler, "size");</text:p>
      <text:p text:style-name="P14"><text:tab/>void (*push)(stack *, const data_type) = dlsym(library_handler, "push");</text:p>
      <text:p text:style-name="P14"><text:tab/>void (*pop)(stack *) = dlsym(library_handler, "pop");</text:p>
      <text:p text:style-name="P14"><text:tab/>data_type (*top)(const stack *) = dlsym(library_handler, "top");</text:p>
      <text:p text:style-name="P14"><text:tab/>void (*print)(const stack *) = dlsym(library_handler, "print");</text:p>
      <text:p text:style-name="P14"/>
      <text:p text:style-name="P14"><text:tab/>void (*print_commands)() = dlsym(library_handler, "print_commands");</text:p>
      <text:p text:style-name="P14"><text:tab/>void (*scan_command)(char*, const int) = dlsym(library_handler, "scan_command");</text:p>
      <text:p text:style-name="P14"><text:tab/>int (*check_command)(char *) = dlsym(library_handler, "check_command");</text:p>
      <text:p text:style-name="P14"/>
      <text:p text:style-name="P14"><text:tab/>stack *s = (*create_stack)();</text:p>
      <text:p text:style-name="P14"><text:tab/>if(s == NULL){</text:p>
      <text:p text:style-name="P14"><text:tab/><text:tab/>printf("error: can not create stack\n");</text:p>
      <text:p text:style-name="P14"><text:tab/><text:tab/>return 1;</text:p>
      <text:p text:style-name="P14"><text:tab/>}</text:p>
      <text:p text:style-name="P14"/>
      <text:p text:style-name="P14"><text:tab/>const int max_command_length = 100;</text:p>
      <text:p text:style-name="P14"><text:tab/>char command[max_command_length];</text:p>
      <text:p text:style-name="P14"><text:tab/></text:p>
      <text:p text:style-name="P14"><text:tab/>(*print_commands)();</text:p>
      <text:p text:style-name="P14"><text:tab/></text:p>
      <text:p text:style-name="P14"><text:tab/>bool k = true;</text:p>
      <text:p text:style-name="P14"><text:tab/>while(k){</text:p>
      <text:p text:style-name="P14"><text:tab/><text:tab/>printf("&gt; ");</text:p>
      <text:p text:style-name="P14"><text:tab/><text:tab/>(*scan_command)(command, max_command_length);</text:p>
      <text:p text:style-name="P14"><text:tab/><text:tab/>int answer = (*check_command)(command);</text:p>
      <text:p text:style-name="P14"><text:tab/><text:tab/>switch(answer){</text:p>
      <text:p text:style-name="P14"><text:tab/><text:tab/><text:tab/>case WRONG_COMMAND:</text:p>
      <text:p text:style-name="P14"><text:tab/><text:tab/><text:tab/><text:tab/>printf("Error: incorrect command\n");</text:p>
      <text:p text:style-name="P14"><text:tab/><text:tab/><text:tab/><text:tab/>break;</text:p>
      <text:p text:style-name="P14"><text:tab/><text:tab/><text:tab/>case COMMAND_EXIT:</text:p>
      <text:p text:style-name="P14"><text:tab/><text:tab/><text:tab/><text:tab/>k = false;</text:p>
      <text:p text:style-name="P14"><text:tab/><text:tab/><text:tab/><text:tab/>break;</text:p>
      <text:p text:style-name="P14"><text:tab/><text:tab/><text:tab/>case COMMAND_PUSH:{</text:p>
      <text:p text:style-name="P14"><text:tab/><text:tab/><text:tab/><text:tab/>double x;</text:p>
      <text:p text:style-name="P14"><text:tab/><text:tab/><text:tab/><text:tab/>scanf("%lf", &amp;x);</text:p>
      <text:p text:style-name="P14"><text:tab/><text:tab/><text:tab/><text:tab/>getchar();</text:p>
      <text:p text:style-name="P14"><text:tab/><text:tab/><text:tab/><text:tab/>(*push)(s, x);</text:p>
      <text:p text:style-name="P14"><text:tab/><text:tab/><text:tab/><text:tab/>break;</text:p>
      <text:p text:style-name="P14"><text:tab/><text:tab/><text:tab/>}</text:p>
      <text:p text:style-name="P14"><text:tab/><text:tab/><text:tab/>case COMMAND_POP:</text:p>
      <text:p text:style-name="P14"><text:tab/><text:tab/><text:tab/><text:tab/>(*pop)(s);</text:p>
      <text:p text:style-name="P14"><text:tab/><text:tab/><text:tab/><text:tab/>break;</text:p>
      <text:p text:style-name="P14"><text:tab/><text:tab/><text:tab/>case COMMAND_TOP:</text:p>
      <text:p text:style-name="P14"><text:tab/><text:tab/><text:tab/><text:tab/>if((*is_empty)(s)){</text:p>
      <text:p text:style-name="P14"><text:tab/><text:tab/><text:tab/><text:tab/><text:tab/>printf("&lt;stack is empty&gt;\n");</text:p>
      <text:p text:style-name="P14"><text:tab/><text:tab/><text:tab/><text:tab/>}else{</text:p>
      <text:p text:style-name="P14"><text:tab/><text:tab/><text:tab/><text:tab/><text:tab/>printf("%lf\n", top(s));</text:p>
      <text:p text:style-name="P14"><text:tab/><text:tab/><text:tab/><text:tab/>}</text:p>
      <text:p text:style-name="P14"><text:tab/><text:tab/><text:tab/><text:tab/>break;</text:p>
      <text:p text:style-name="P14"><text:tab/><text:tab/><text:tab/>case COMMAND_EMPTY:</text:p>
      <text:p text:style-name="P14"><text:soft-page-break/><text:tab/><text:tab/><text:tab/><text:tab/>if((*is_empty)(s)){</text:p>
      <text:p text:style-name="P14"><text:tab/><text:tab/><text:tab/><text:tab/><text:tab/>printf("true\n");</text:p>
      <text:p text:style-name="P14"><text:tab/><text:tab/><text:tab/><text:tab/>}else{</text:p>
      <text:p text:style-name="P14"><text:tab/><text:tab/><text:tab/><text:tab/><text:tab/>printf("false\n");</text:p>
      <text:p text:style-name="P14"><text:tab/><text:tab/><text:tab/><text:tab/>}</text:p>
      <text:p text:style-name="P14"><text:tab/><text:tab/><text:tab/><text:tab/>break;</text:p>
      <text:p text:style-name="P14"><text:tab/><text:tab/><text:tab/>case COMMAND_SIZE:</text:p>
      <text:p text:style-name="P14"><text:tab/><text:tab/><text:tab/><text:tab/>printf("%d\n", (*size)(s));</text:p>
      <text:p text:style-name="P14"><text:tab/><text:tab/><text:tab/><text:tab/>break;</text:p>
      <text:p text:style-name="P14"><text:tab/><text:tab/><text:tab/>case COMMAND_PRINT:</text:p>
      <text:p text:style-name="P14"><text:tab/><text:tab/><text:tab/><text:tab/>(*print)(s);</text:p>
      <text:p text:style-name="P14"><text:tab/><text:tab/><text:tab/><text:tab/>break;</text:p>
      <text:p text:style-name="P14"><text:tab/><text:tab/><text:tab/>default:</text:p>
      <text:p text:style-name="P14"><text:tab/><text:tab/><text:tab/><text:tab/>break;</text:p>
      <text:p text:style-name="P14"><text:tab/><text:tab/>}</text:p>
      <text:p text:style-name="P14"><text:tab/>}</text:p>
      <text:p text:style-name="P14"><text:tab/>(*destroy_stack)(&amp;s);</text:p>
      <text:p text:style-name="P14">}</text:p>
      <text:p text:style-name="P14"/>
      <text:p text:style-name="P13"/>
      <text:p text:style-name="P15">Makefile</text:p>
      <text:p text:style-name="P13">LIBRARY_PATH=/home/zero/documents/mai/os/library</text:p>
      <text:p text:style-name="P13">MAIN_PATH=/home/zero/documents/mai/os/project</text:p>
      <text:p text:style-name="P13"/>
      <text:p text:style-name="P13">LIBRARY_COMPILE_FLAGS=-Wall</text:p>
      <text:p text:style-name="P13">MAIN_COMPILE_FLAGS=-Wall</text:p>
      <text:p text:style-name="P13">SANITIZE_FLAGS=-fsanitize=address -fsanitize=undefined</text:p>
      <text:p text:style-name="P13"/>
      <text:p text:style-name="P13"/>
      <text:p text:style-name="P13">LIB_NAME=test</text:p>
      <text:p text:style-name="P13"/>
      <text:p text:style-name="P13">PROGRAM_NAME=program</text:p>
      <text:p text:style-name="P13"/>
      <text:p text:style-name="P13">first:</text:p>
      <text:p text:style-name="P13"><text:tab/>gcc $(LIBRARY_COMPILE_FLAGS) -c -fPIC $(LIBRARY_PATH)/source/*.c</text:p>
      <text:p text:style-name="P13"><text:tab/>gcc -shared -o $(LIBRARY_PATH)/lib$(LIB_NAME).so *.o</text:p>
      <text:p text:style-name="P13"><text:tab/>gcc $(MAIN_COMPILE_FLAGS) -c $(MAIN_PATH)/main1.c</text:p>
      <text:p text:style-name="P13"><text:tab/>gcc $(SANITIZE_FLAGS) -o $(PROGRAM_NAME) *.o -L$(LIBRARY_PATH) -l$(LIB_NAME) -Wl,-rpath,$(LIBRARY_PATH)</text:p>
      <text:p text:style-name="P13"/>
      <text:p text:style-name="P13">second:</text:p>
      <text:p text:style-name="P13"><text:tab/>gcc $(LIBRARY_COMPILE_FLAGS) -c -fPIC $(LIBRARY_PATH)/source/*.c</text:p>
      <text:p text:style-name="P13"><text:tab/>gcc -shared -o $(LIBRARY_PATH)/lib$(LIB_NAME).so *.o</text:p>
      <text:p text:style-name="P13"><text:tab/>gcc $(MAIN_COMPILE_FLAGS) -o $(PROGRAM_NAME) $(MAIN_PATH)/main2.c -ldl</text:p>
      <text:p text:style-name="P13"/>
      <text:p text:style-name="P13">clean:</text:p>
      <text:p text:style-name="P13"><text:tab/>rm *.o</text:p>
      <text:p text:style-name="P5">Демонстрация работы программы</text:p>
      <text:p text:style-name="P12"><text:span text:style-name="T8">zero@aspire:~/documents/mai/os/project$</text:span> make first</text:p>
      <text:p text:style-name="P12">gcc -Wall -c -fPIC /home/zero/documents/mai/os/library/source/*.c</text:p>
      <text:p text:style-name="P12">gcc -shared -o /home/zero/documents/mai/os/library/libtest.so *.o</text:p>
      <text:p text:style-name="P12">gcc -Wall -c /home/zero/documents/mai/os/project/main1.c</text:p>
      <text:p text:style-name="P12">gcc -fsanitize=address -fsanitize=undefined -o program *.o -L/home/zero/documents/mai/os/library -ltest1 -Wl,-rpath,/home/zero/documents/mai/os/library</text:p>
      <text:p text:style-name="P12"><text:span text:style-name="T8">zero@aspire:~/documents/mai/os/project$</text:span> make clean</text:p>
      <text:p text:style-name="P12">rm *.o</text:p>
      <text:p text:style-name="P12"><text:span text:style-name="T8">zero@aspire:~/documents/mai/os/project$</text:span> ./program</text:p>
      <text:p text:style-name="P12">1. exit</text:p>
      <text:p text:style-name="P12">2. push</text:p>
      <text:p text:style-name="P12">3. pop</text:p>
      <text:p text:style-name="P12">4. top</text:p>
      <text:p text:style-name="P12">5. empty</text:p>
      <text:p text:style-name="P12">6. size</text:p>
      <text:p text:style-name="P12">7. print</text:p>
      <text:p text:style-name="P12">&gt; push 13</text:p>
      <text:p text:style-name="P12"><text:soft-page-break/>&gt; push 14</text:p>
      <text:p text:style-name="P12">&gt; print</text:p>
      <text:p text:style-name="P12">stack: 14.000, 13.000</text:p>
      <text:p text:style-name="P12">&gt; empty</text:p>
      <text:p text:style-name="P12">false</text:p>
      <text:p text:style-name="P12">&gt; top</text:p>
      <text:p text:style-name="P12">14.000000</text:p>
      <text:p text:style-name="P12">&gt; pop</text:p>
      <text:p text:style-name="P12">&gt; top</text:p>
      <text:p text:style-name="P12">13.000000</text:p>
      <text:p text:style-name="P12">&gt; print</text:p>
      <text:p text:style-name="P12">stack: 13.000</text:p>
      <text:p text:style-name="P12">&gt; empty</text:p>
      <text:p text:style-name="P12">false</text:p>
      <text:p text:style-name="P12">&gt; exit</text:p>
      <text:p text:style-name="P12"><text:span text:style-name="T8">zero@aspire:~/documents/mai/os/project$</text:span> make second</text:p>
      <text:p text:style-name="P12">gcc -Wall -c -fPIC /home/zero/documents/mai/os/library/source/*.c</text:p>
      <text:p text:style-name="P12">gcc -shared -o /home/zero/documents/mai/os/library/libtest.so *.o</text:p>
      <text:p text:style-name="P12">gcc -Wall -o program /home/zero/documents/mai/os/project/main2.c -ldl</text:p>
      <text:p text:style-name="P12"><text:span text:style-name="T8">zero@aspire:~/documents/mai/os/project$</text:span> make second</text:p>
      <text:p text:style-name="P12">gcc -Wall -c -fPIC /home/zero/documents/mai/os/library/source/*.c</text:p>
      <text:p text:style-name="P12">gcc -shared -o /home/zero/documents/mai/os/library/libtest.so *.o</text:p>
      <text:p text:style-name="P12">gcc -Wall -o program /home/zero/documents/mai/os/project/main2.c -ldl</text:p>
      <text:p text:style-name="P12"><text:span text:style-name="T8">zero@aspire:~/documents/mai/os/project$</text:span> ./program </text:p>
      <text:p text:style-name="P12">1. exit</text:p>
      <text:p text:style-name="P12">2. push</text:p>
      <text:p text:style-name="P12">3. pop</text:p>
      <text:p text:style-name="P12">4. top</text:p>
      <text:p text:style-name="P12">5. empty</text:p>
      <text:p text:style-name="P12">6. size</text:p>
      <text:p text:style-name="P12">7. print</text:p>
      <text:p text:style-name="P12">&gt; push 13</text:p>
      <text:p text:style-name="P12">&gt; push 14</text:p>
      <text:p text:style-name="P12">&gt; print</text:p>
      <text:p text:style-name="P12">stack: 14.000, 13.000</text:p>
      <text:p text:style-name="P12">&gt; top</text:p>
      <text:p text:style-name="P12">14.000000</text:p>
      <text:p text:style-name="P12">&gt; pop</text:p>
      <text:p text:style-name="P12">&gt; print</text:p>
      <text:p text:style-name="P12">stack: 13.000</text:p>
      <text:p text:style-name="P12">&gt; exit</text:p>
      <text:p text:style-name="P17">zero@aspire:~/documents/mai/os/project$</text:p>
      <text:p text:style-name="P12"/>
      <text:p text:style-name="P12"/>
      <text:p text:style-name="P6">Вывод<text:span text:style-name="T26">ы</text:span></text:p>
      <text:p text:style-name="P31">Использование динамических библиотек <text:span text:style-name="T30">в проектах </text:span>позволяет уменьшить размер исполняемого файла, <text:span text:style-name="T31">а</text:span> <text:span text:style-name="T29">также п</text:span>ри использование одной и той же динамической библиотеки несколькими программами, <text:span text:style-name="T28">последняя будет загружена в память лишь единож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13T13:09:11.983895170</dc:date>
    <meta:editing-cycles>114</meta:editing-cycles>
    <meta:editing-duration>PT16H16M48S</meta:editing-duration>
    <meta:generator>LibreOffice/6.0.7.3$Linux_X86_64 LibreOffice_project/00m0$Build-3</meta:generator>
    <meta:document-statistic meta:table-count="0" meta:image-count="0" meta:object-count="0" meta:page-count="10" meta:paragraph-count="443" meta:word-count="1214" meta:character-count="10333" meta:non-whitespace-character-count="90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